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100CharServer</text:p>
          </table:table-cell>
          <table:table-cell office:value-type="string" calcext:value-type="string">
            <text:p>500CharServer</text:p>
          </table:table-cell>
          <table:table-cell office:value-type="string" calcext:value-type="string">
            <text:p>1000CharServer</text:p>
          </table:table-cell>
          <table:table-cell office:value-type="string" calcext:value-type="string">
            <text:p>2000CharServer</text:p>
          </table:table-cell>
          <table:table-cell office:value-type="string" calcext:value-type="string">
            <text:p>50000CharServer</text:p>
          </table:table-cell>
          <table:table-cell office:value-type="string" calcext:value-type="string">
            <text:p>10000CharServer</text:p>
          </table:table-cell>
        </table:table-row>
        <table:table-row table:style-name="ro1">
          <table:table-cell office:value-type="float" office:value="27942248" calcext:value-type="float">
            <text:p>27942248</text:p>
          </table:table-cell>
          <table:table-cell office:value-type="float" office:value="25399448" calcext:value-type="float">
            <text:p>25399448</text:p>
          </table:table-cell>
          <table:table-cell office:value-type="float" office:value="23061072" calcext:value-type="float">
            <text:p>23061072</text:p>
          </table:table-cell>
          <table:table-cell office:value-type="float" office:value="24781248" calcext:value-type="float">
            <text:p>24781248</text:p>
          </table:table-cell>
          <table:table-cell office:value-type="float" office:value="25689824" calcext:value-type="float">
            <text:p>25689824</text:p>
          </table:table-cell>
          <table:table-cell office:value-type="float" office:value="30331496" calcext:value-type="float">
            <text:p>30331496</text:p>
          </table:table-cell>
        </table:table-row>
        <table:table-row table:style-name="ro1">
          <table:table-cell office:value-type="float" office:value="27943216" calcext:value-type="float">
            <text:p>27943216</text:p>
          </table:table-cell>
          <table:table-cell office:value-type="float" office:value="25433640" calcext:value-type="float">
            <text:p>25433640</text:p>
          </table:table-cell>
          <table:table-cell office:value-type="float" office:value="23184072" calcext:value-type="float">
            <text:p>23184072</text:p>
          </table:table-cell>
          <table:table-cell office:value-type="float" office:value="24407200" calcext:value-type="float">
            <text:p>24407200</text:p>
          </table:table-cell>
          <table:table-cell office:value-type="float" office:value="25374648" calcext:value-type="float">
            <text:p>25374648</text:p>
          </table:table-cell>
          <table:table-cell office:value-type="float" office:value="31007056" calcext:value-type="float">
            <text:p>31007056</text:p>
          </table:table-cell>
        </table:table-row>
        <table:table-row table:style-name="ro1">
          <table:table-cell office:value-type="float" office:value="28011584" calcext:value-type="float">
            <text:p>28011584</text:p>
          </table:table-cell>
          <table:table-cell office:value-type="float" office:value="25522448" calcext:value-type="float">
            <text:p>25522448</text:p>
          </table:table-cell>
          <table:table-cell office:value-type="float" office:value="23095816" calcext:value-type="float">
            <text:p>23095816</text:p>
          </table:table-cell>
          <table:table-cell office:value-type="float" office:value="25266712" calcext:value-type="float">
            <text:p>25266712</text:p>
          </table:table-cell>
          <table:table-cell office:value-type="float" office:value="25609376" calcext:value-type="float">
            <text:p>25609376</text:p>
          </table:table-cell>
          <table:table-cell office:value-type="float" office:value="30833056" calcext:value-type="float">
            <text:p>30833056</text:p>
          </table:table-cell>
        </table:table-row>
        <table:table-row table:style-name="ro1">
          <table:table-cell office:value-type="float" office:value="28034968" calcext:value-type="float">
            <text:p>28034968</text:p>
          </table:table-cell>
          <table:table-cell office:value-type="float" office:value="25689344" calcext:value-type="float">
            <text:p>25689344</text:p>
          </table:table-cell>
          <table:table-cell office:value-type="float" office:value="23224728" calcext:value-type="float">
            <text:p>23224728</text:p>
          </table:table-cell>
          <table:table-cell office:value-type="float" office:value="24313528" calcext:value-type="float">
            <text:p>24313528</text:p>
          </table:table-cell>
          <table:table-cell office:value-type="float" office:value="25667792" calcext:value-type="float">
            <text:p>25667792</text:p>
          </table:table-cell>
          <table:table-cell office:value-type="float" office:value="30247904" calcext:value-type="float">
            <text:p>30247904</text:p>
          </table:table-cell>
        </table:table-row>
        <table:table-row table:style-name="ro1">
          <table:table-cell office:value-type="float" office:value="27686472" calcext:value-type="float">
            <text:p>27686472</text:p>
          </table:table-cell>
          <table:table-cell office:value-type="float" office:value="25839256" calcext:value-type="float">
            <text:p>25839256</text:p>
          </table:table-cell>
          <table:table-cell office:value-type="float" office:value="22737584" calcext:value-type="float">
            <text:p>22737584</text:p>
          </table:table-cell>
          <table:table-cell office:value-type="float" office:value="24904848" calcext:value-type="float">
            <text:p>24904848</text:p>
          </table:table-cell>
          <table:table-cell office:value-type="float" office:value="24959856" calcext:value-type="float">
            <text:p>24959856</text:p>
          </table:table-cell>
          <table:table-cell office:value-type="float" office:value="26955752" calcext:value-type="float">
            <text:p>26955752</text:p>
          </table:table-cell>
        </table:table-row>
        <table:table-row table:style-name="ro1">
          <table:table-cell office:value-type="float" office:value="28025568" calcext:value-type="float">
            <text:p>28025568</text:p>
          </table:table-cell>
          <table:table-cell office:value-type="float" office:value="24906320" calcext:value-type="float">
            <text:p>24906320</text:p>
          </table:table-cell>
          <table:table-cell office:value-type="float" office:value="23053440" calcext:value-type="float">
            <text:p>23053440</text:p>
          </table:table-cell>
          <table:table-cell office:value-type="float" office:value="24705528" calcext:value-type="float">
            <text:p>24705528</text:p>
          </table:table-cell>
          <table:table-cell office:value-type="float" office:value="25224888" calcext:value-type="float">
            <text:p>25224888</text:p>
          </table:table-cell>
          <table:table-cell office:value-type="float" office:value="25913984" calcext:value-type="float">
            <text:p>25913984</text:p>
          </table:table-cell>
        </table:table-row>
        <table:table-row table:style-name="ro1">
          <table:table-cell office:value-type="float" office:value="27975952" calcext:value-type="float">
            <text:p>27975952</text:p>
          </table:table-cell>
          <table:table-cell office:value-type="float" office:value="25544688" calcext:value-type="float">
            <text:p>25544688</text:p>
          </table:table-cell>
          <table:table-cell office:value-type="float" office:value="23239824" calcext:value-type="float">
            <text:p>23239824</text:p>
          </table:table-cell>
          <table:table-cell office:value-type="float" office:value="24829368" calcext:value-type="float">
            <text:p>24829368</text:p>
          </table:table-cell>
          <table:table-cell office:value-type="float" office:value="24873680" calcext:value-type="float">
            <text:p>24873680</text:p>
          </table:table-cell>
          <table:table-cell office:value-type="float" office:value="30452376" calcext:value-type="float">
            <text:p>30452376</text:p>
          </table:table-cell>
        </table:table-row>
        <table:table-row table:style-name="ro1">
          <table:table-cell office:value-type="float" office:value="28026216" calcext:value-type="float">
            <text:p>28026216</text:p>
          </table:table-cell>
          <table:table-cell office:value-type="float" office:value="25309432" calcext:value-type="float">
            <text:p>25309432</text:p>
          </table:table-cell>
          <table:table-cell office:value-type="float" office:value="23215472" calcext:value-type="float">
            <text:p>23215472</text:p>
          </table:table-cell>
          <table:table-cell office:value-type="float" office:value="25488904" calcext:value-type="float">
            <text:p>25488904</text:p>
          </table:table-cell>
          <table:table-cell office:value-type="float" office:value="25498448" calcext:value-type="float">
            <text:p>25498448</text:p>
          </table:table-cell>
          <table:table-cell office:value-type="float" office:value="25737248" calcext:value-type="float">
            <text:p>25737248</text:p>
          </table:table-cell>
        </table:table-row>
        <table:table-row table:style-name="ro1">
          <table:table-cell office:value-type="float" office:value="27713248" calcext:value-type="float">
            <text:p>27713248</text:p>
          </table:table-cell>
          <table:table-cell office:value-type="float" office:value="25621712" calcext:value-type="float">
            <text:p>25621712</text:p>
          </table:table-cell>
          <table:table-cell office:value-type="float" office:value="24344088" calcext:value-type="float">
            <text:p>24344088</text:p>
          </table:table-cell>
          <table:table-cell office:value-type="float" office:value="23838952" calcext:value-type="float">
            <text:p>23838952</text:p>
          </table:table-cell>
          <table:table-cell office:value-type="float" office:value="24957120" calcext:value-type="float">
            <text:p>24957120</text:p>
          </table:table-cell>
          <table:table-cell office:value-type="float" office:value="25637008" calcext:value-type="float">
            <text:p>25637008</text:p>
          </table:table-cell>
        </table:table-row>
        <table:table-row table:style-name="ro1">
          <table:table-cell office:value-type="float" office:value="27986080" calcext:value-type="float">
            <text:p>27986080</text:p>
          </table:table-cell>
          <table:table-cell office:value-type="float" office:value="25483384" calcext:value-type="float">
            <text:p>25483384</text:p>
          </table:table-cell>
          <table:table-cell office:value-type="float" office:value="23310384" calcext:value-type="float">
            <text:p>23310384</text:p>
          </table:table-cell>
          <table:table-cell office:value-type="float" office:value="23302840" calcext:value-type="float">
            <text:p>23302840</text:p>
          </table:table-cell>
          <table:table-cell office:value-type="float" office:value="24770112" calcext:value-type="float">
            <text:p>24770112</text:p>
          </table:table-cell>
          <table:table-cell office:value-type="float" office:value="30418312" calcext:value-type="float">
            <text:p>30418312</text:p>
          </table:table-cell>
        </table:table-row>
        <table:table-row table:style-name="ro1">
          <table:table-cell office:value-type="float" office:value="28037472" calcext:value-type="float">
            <text:p>28037472</text:p>
          </table:table-cell>
          <table:table-cell office:value-type="float" office:value="24882224" calcext:value-type="float">
            <text:p>24882224</text:p>
          </table:table-cell>
          <table:table-cell office:value-type="float" office:value="25153528" calcext:value-type="float">
            <text:p>25153528</text:p>
          </table:table-cell>
          <table:table-cell office:value-type="float" office:value="24550016" calcext:value-type="float">
            <text:p>24550016</text:p>
          </table:table-cell>
          <table:table-cell office:value-type="float" office:value="25133800" calcext:value-type="float">
            <text:p>25133800</text:p>
          </table:table-cell>
          <table:table-cell office:value-type="float" office:value="25784600" calcext:value-type="float">
            <text:p>25784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21:49:39.850217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21:45:00.092340775</meta:creation-date>
    <dc:date>2017-04-18T21:51:27.870798429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72" meta:object-count="0"/>
  </office:meta>
</office:document-meta>
</file>